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Helper.createQueueSender( String theQueu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ClientHelper.getQueueCon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ClientHelper.createQueu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lientHelper.getQueu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ClientHelper.getInitial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sClientHelper.getQueue( String theQueu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